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cm" style:rel-column-width="1661*"/>
    </style:style>
    <style:style style:name="Tabla1.B" style:family="table-column">
      <style:table-column-properties style:column-width="8.804cm" style:rel-column-width="4991*"/>
    </style:style>
    <style:style style:name="Tabla1.C" style:family="table-column">
      <style:table-column-properties style:column-width="2.152cm" style:rel-column-width="1220*"/>
    </style:style>
    <style:style style:name="Tabla1.D" style:family="table-column">
      <style:table-column-properties style:column-width="1.831cm" style:rel-column-width="1038*"/>
    </style:style>
    <style:style style:name="Tabla1.E" style:family="table-column">
      <style:table-column-properties style:column-width="1cm" style:rel-column-width="567*"/>
    </style:style>
    <style:style style:name="Tabla1.F" style:family="table-column">
      <style:table-column-properties style:column-width="0.873cm" style:rel-column-width="49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ext_20_body">
      <style:text-properties style:font-name="Consolas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7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/>
      <style:text-properties style:font-name="Consolas"/>
    </style:style>
    <style:style style:name="P10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11" style:family="paragraph" style:parent-style-name="Table_20_Contents">
      <style:text-properties style:font-name="Consolas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nsolas"/>
    </style:style>
    <style:style style:name="P14" style:family="paragraph" style:parent-style-name="Text_20_body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9"/>
      <text:p text:style-name="P8"><text:title>Code Review</text:title></text:p>
      <text:p text:style-name="P8"><text:initial-creator>Juan Pablo Ospino Solano</text:initial-creator></text:p>
      <text:p text:style-name="P8"><text:variable-set text:name="Version" office:value-type="string">Versión 1.0</text:variable-set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mo criterio de revisión del código se tomó cada uno de los elementos diseñados y sus componentes. Cada uno se revisó de manera independiente.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office:value-type="string">
            <text:p text:style-name="P12">Statistic</text:p>
          </table:table-cell>
          <table:table-cell table:style-name="Tabla1.C1" office:value-type="string">
            <text:p text:style-name="P12">LinearRegressionCalculator</text:p>
          </table:table-cell>
          <table:table-cell table:style-name="Tabla1.C1" office:value-type="string">
            <text:p text:style-name="P12">Main</text:p>
          </table:table-cell>
          <table:table-cell table:style-name="Tabla1.F1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 verificar que todas las clases diseñadas y sus respectivos componentes estén correctamente implementados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Include</text:p>
          </table:table-cell>
          <table:table-cell table:style-name="Tabla1.A2" office:value-type="string">
            <text:p text:style-name="P4">- Vreificar que las dependencias y las dependencias de los includes se implemente en las clases quienes las utilicen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Iniciación de variables</text:p>
          </table:table-cell>
          <table:table-cell table:style-name="Tabla1.A2" office:value-type="string">
            <text:p text:style-name="P4">- Verificar las intancias de las variables se realicen de manera correcta.</text:p>
            <text:p text:style-name="P4">- Verificar que se hagan correctamente las sentencias de cambios de tipos de variables.</text:p>
            <text:p text:style-name="P4">- verificar que las variables resultados de un loop deben estar inicializadas fuera de el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Llamados</text:p>
          </table:table-cell>
          <table:table-cell table:style-name="Tabla1.A2" office:value-type="string">
            <text:p text:style-name="P4">- Los llamados a funciones, métodos o contructores deben estár correctamente realizados conforme la firma de los mismos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Nombres</text:p>
          </table:table-cell>
          <table:table-cell table:style-name="Tabla1.A2" office:value-type="string">
            <text:p text:style-name="P4">- verificar que las instancias de las clases tengan un nombre representativo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Operaciones lógicas</text:p>
          </table:table-cell>
          <table:table-cell table:style-name="Tabla1.A2" office:value-type="string">
            <text:p text:style-name="P4">- Verificar los posibles resultados de estan operaciones y su correcta bifurcación.</text:p>
            <text:p text:style-name="P4">- Verifcar los métodod switch contengan la sentencia break en todos los casos de salida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Estandar de codificación</text:p>
          </table:table-cell>
          <table:table-cell table:style-name="Tabla1.A2" office:value-type="string">
            <text:p text:style-name="P4">- Verificar que se haya cumplido con el estandar de aplicación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">Apertura y cierre de archivos</text:p>
          </table:table-cell>
          <table:table-cell table:style-name="Tabla1.A2" office:value-type="string">
            <text:p text:style-name="P4">- Verificar que en el momento de hacer lectura de archivo se haga dentro de un bloque try cath para manejar excepciones en casos de error.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C2" office:value-type="string">
            <text:p text:style-name="P13">X</text:p>
          </table:table-cell>
          <table:table-cell table:style-name="Tabla1.F2" office:value-type="string">
            <text:p text:style-name="P1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Code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Code Review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6T19:46:27.87</dc:date>
    <dc:creator>Juan Pablo Ospino Solano</dc:creator>
    <meta:editing-duration>P1DT2H55M55S</meta:editing-duration>
    <meta:editing-cycles>40</meta:editing-cycles>
    <meta:generator>OpenOffice/4.1.2$Win32 OpenOffice.org_project/412m3$Build-9782</meta:generator>
    <dc:title>Code Review</dc:title>
    <meta:document-statistic meta:table-count="2" meta:image-count="1" meta:object-count="0" meta:page-count="2" meta:paragraph-count="58" meta:word-count="266" meta:character-count="1703"/>
  </office:meta>
</office:document-meta>
</file>